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nfiguración de Almacenes y Rutas en Odoo 17</text:span></text:h>
      <text:h text:style-name="Heading_20_4" text:outline-level="4"><text:span text:style-name="Strong_20_Emphasis">1. Crear un Nuevo Almacén</text:span>:</text:h>
      <text:list text:style-name="L1">
        <text:list-item>
          <text:p text:style-name="P1"><text:span text:style-name="Strong_20_Emphasis">Acceder al Módulo de Inventario</text:span>:</text:p>
          <text:list>
            <text:list-item>
              <text:p text:style-name="P2">Ve a <text:span text:style-name="Strong_20_Emphasis">Inventario</text:span> &gt; <text:span text:style-name="Strong_20_Emphasis">Configuración</text:span> &gt; <text:span text:style-name="Strong_20_Emphasis">Almacenes</text:span>.</text:p>
            </text:list-item>
          </text:list>
        </text:list-item>
        <text:list-item>
          <text:p text:style-name="P1"><text:span text:style-name="Strong_20_Emphasis">Crear el Almacén</text:span>:</text:p>
          <text:list>
            <text:list-item>
              <text:p text:style-name="P2">Haz clic en <text:span text:style-name="Strong_20_Emphasis">Crear</text:span>.</text:p>
            </text:list-item>
            <text:list-item>
              <text:p text:style-name="P2">Completa los campos necesarios, como:</text:p>
              <text:list>
                <text:list-item>
                  <text:p text:style-name="P2"><text:span text:style-name="Strong_20_Emphasis">Nombre del Almacén</text:span>.</text:p>
                </text:list-item>
                <text:list-item>
                  <text:p text:style-name="P2"><text:span text:style-name="Strong_20_Emphasis">Código</text:span> (abreviación para identificar el almacén).</text:p>
                </text:list-item>
              </text:list>
            </text:list-item>
            <text:list-item>
              <text:p text:style-name="P1">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onfigurar Ubicaciones en el Almacén</text:span>:</text:h>
      <text:list text:style-name="L2">
        <text:list-item>
          <text:p text:style-name="P3"><text:span text:style-name="Strong_20_Emphasis">Acceder a la Configuración de Ubicaciones</text:span>:</text:p>
          <text:list>
            <text:list-item>
              <text:p text:style-name="P4">Ve a <text:span text:style-name="Strong_20_Emphasis">Inventario</text:span> &gt; <text:span text:style-name="Strong_20_Emphasis">Configuración</text:span> &gt; <text:span text:style-name="Strong_20_Emphasis">Ubicaciones</text:span>.</text:p>
            </text:list-item>
          </text:list>
        </text:list-item>
        <text:list-item>
          <text:p text:style-name="P3"><text:span text:style-name="Strong_20_Emphasis">Crear una Ubicación para Recepción de Productos</text:span>:</text:p>
          <text:list>
            <text:list-item>
              <text:p text:style-name="P4">Haz clic en <text:span text:style-name="Strong_20_Emphasis">Crear</text:span>.</text:p>
            </text:list-item>
            <text:list-item>
              <text:p text:style-name="P4">Asigna un <text:span text:style-name="Strong_20_Emphasis">Nombre</text:span> (ejemplo: "Recepción").</text:p>
            </text:list-item>
            <text:list-item>
              <text:p text:style-name="P4">Selecciona <text:span text:style-name="Strong_20_Emphasis">Ubicación Interna</text:span> como tipo de ubicación.</text:p>
            </text:list-item>
            <text:list-item>
              <text:p text:style-name="P4">Guarda los cambios.</text:p>
            </text:list-item>
          </text:list>
        </text:list-item>
        <text:list-item>
          <text:p text:style-name="P3"><text:span text:style-name="Strong_20_Emphasis">Configurar una Zona de Almacenamiento</text:span>:</text:p>
          <text:list>
            <text:list-item>
              <text:p text:style-name="P4">Crea otra ubicación para el almacenamiento dentro del mismo almacén.</text:p>
            </text:list-item>
            <text:list-item>
              <text:p text:style-name="P4">Selecciona <text:span text:style-name="Strong_20_Emphasis">Ubicación Interna</text:span>.</text:p>
            </text:list-item>
            <text:list-item>
              <text:p text:style-name="P4">Guarda los cambios.</text:p>
            </text:list-item>
          </text:list>
        </text:list-item>
        <text:list-item>
          <text:p text:style-name="P3"><text:span text:style-name="Strong_20_Emphasis">Configurar Ubicación para Productos Devueltos</text:span>:</text:p>
          <text:list>
            <text:list-item>
              <text:p text:style-name="P4">Crea una ubicación adicional para devoluciones.</text:p>
            </text:list-item>
            <text:list-item>
              <text:p text:style-name="P4">Selecciona <text:span text:style-name="Strong_20_Emphasis">Ubicación Interna</text:span> y marca la opción de <text:span text:style-name="Strong_20_Emphasis">Espacio de Devolución</text:span> si está disponible.</text:p>
            </text:list-item>
            <text:list-item>
              <text:p text:style-name="P3">Guarda los cambi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r Rutas de Almacenamiento</text:span>:</text:h>
      <text:list text:style-name="L3">
        <text:list-item>
          <text:p text:style-name="P5"><text:span text:style-name="Strong_20_Emphasis">Habilitar Rutas Multi-Almacén</text:span>:</text:p>
          <text:list>
            <text:list-item>
              <text:p text:style-name="P6">Ve a <text:span text:style-name="Strong_20_Emphasis">Ajustes</text:span> &gt; <text:span text:style-name="Strong_20_Emphasis">Almacén</text:span>.</text:p>
            </text:list-item>
            <text:list-item>
              <text:p text:style-name="P6">Activa la opción <text:span text:style-name="Strong_20_Emphasis">Rutas Multi-Pasos</text:span> y guarda los cambios.</text:p>
            </text:list-item>
          </text:list>
        </text:list-item>
        <text:list-item>
          <text:p text:style-name="P5"><text:span text:style-name="Strong_20_Emphasis">Configurar el Flujo de Envíos</text:span>:</text:p>
          <text:list>
            <text:list-item>
              <text:p text:style-name="P6">Ve al módulo <text:span text:style-name="Strong_20_Emphasis">Inventario</text:span> &gt; <text:span text:style-name="Strong_20_Emphasis">Almacenes</text:span>.</text:p>
            </text:list-item>
            <text:list-item>
              <text:p text:style-name="P6">En la sección <text:span text:style-name="Strong_20_Emphasis">Envíos</text:span>, selecciona:</text:p>
              <text:list>
                <text:list-item>
                  <text:p text:style-name="P6"><text:span text:style-name="Strong_20_Emphasis">Recibir bienes</text:span>: Define si la recepción será en un solo paso o dos pasos.</text:p>
                </text:list-item>
                <text:list-item>
                  <text:p text:style-name="P6"><text:soft-page-break/><text:span text:style-name="Strong_20_Emphasis">Almacenamiento por dos pasos</text:span>: Permite realizar recepciones en varias ubicaciones.</text:p>
                </text:list-item>
              </text:list>
            </text:list-item>
          </text:list>
        </text:list-item>
        <text:list-item>
          <text:p text:style-name="P5"><text:span text:style-name="Strong_20_Emphasis">Editar Nombres de Ubicaciones</text:span>:</text:p>
          <text:list>
            <text:list-item>
              <text:p text:style-name="P5">Personaliza los nombres de las ubicaciones predeterminadas para adaptarlas a tus procesos intern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Crear Rutas Personalizadas (Avanzado)</text:span>:</text:h>
      <text:list text:style-name="L4">
        <text:list-item>
          <text:p text:style-name="P7"><text:span text:style-name="Strong_20_Emphasis">Acceder a Tipos de Operaciones</text:span>:</text:p>
          <text:list>
            <text:list-item>
              <text:p text:style-name="P8">Ve a <text:span text:style-name="Strong_20_Emphasis">Inventario</text:span> &gt; <text:span text:style-name="Strong_20_Emphasis">Configuración</text:span> &gt; <text:span text:style-name="Strong_20_Emphasis">Tipos de Operación</text:span>.</text:p>
            </text:list-item>
          </text:list>
        </text:list-item>
        <text:list-item>
          <text:p text:style-name="P7"><text:span text:style-name="Strong_20_Emphasis">Crear una Nueva Ruta</text:span>:</text:p>
          <text:list>
            <text:list-item>
              <text:p text:style-name="P8">Haz clic en <text:span text:style-name="Strong_20_Emphasis">Crear</text:span> y completa:</text:p>
              <text:list>
                <text:list-item>
                  <text:p text:style-name="P8"><text:span text:style-name="Strong_20_Emphasis">Nombre de la Ruta</text:span>: Por ejemplo, "Recepción y Almacenamiento."</text:p>
                </text:list-item>
                <text:list-item>
                  <text:p text:style-name="P8"><text:span text:style-name="Strong_20_Emphasis">Acción</text:span>: Selecciona <text:span text:style-name="Strong_20_Emphasis">Pull and Push</text:span> (jalón y empuje).</text:p>
                </text:list-item>
                <text:list-item>
                  <text:p text:style-name="P8">Define los pasos y reglas específicas.</text:p>
                </text:list-item>
              </text:list>
            </text:list-item>
          </text:list>
        </text:list-item>
        <text:list-item>
          <text:p text:style-name="P7"><text:span text:style-name="Strong_20_Emphasis">Agregar Reglas para Control de Calidad</text:span>:</text:p>
          <text:list>
            <text:list-item>
              <text:p text:style-name="P8">Crea una nueva regla en la misma ruta para las zonas de inspección.</text:p>
            </text:list-item>
            <text:list-item>
              <text:p text:style-name="P8">Configura las acciones necesarias para garantizar el control de calidad.</text:p>
            </text:list-item>
          </text:list>
        </text:list-item>
        <text:list-item>
          <text:p text:style-name="P7"><text:span text:style-name="Strong_20_Emphasis">Guardar la Ruta</text:span>:</text:p>
          <text:list>
            <text:list-item>
              <text:p text:style-name="P7">Una vez configurada, guarda los cambios y vincula la ruta al almacén correspondiente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gurar un Tipo de Operación Personalizado</text:span>:</text:h>
      <text:list text:style-name="L5">
        <text:list-item>
          <text:p text:style-name="P9"><text:span text:style-name="Strong_20_Emphasis">Acceder a Tipos de Operación</text:span>:</text:p>
          <text:list>
            <text:list-item>
              <text:p text:style-name="P10">Ve a <text:span text:style-name="Strong_20_Emphasis">Inventario</text:span> &gt; <text:span text:style-name="Strong_20_Emphasis">Configuración</text:span> &gt; <text:span text:style-name="Strong_20_Emphasis">Tipos de Operación</text:span>.</text:p>
            </text:list-item>
          </text:list>
        </text:list-item>
        <text:list-item>
          <text:p text:style-name="P9"><text:span text:style-name="Strong_20_Emphasis">Crear un Nuevo Tipo de Operación</text:span>:</text:p>
          <text:list>
            <text:list-item>
              <text:p text:style-name="P10">Haz clic en <text:span text:style-name="Strong_20_Emphasis">Crear</text:span>.</text:p>
            </text:list-item>
            <text:list-item>
              <text:p text:style-name="P10">Completa los campos, como:</text:p>
              <text:list>
                <text:list-item>
                  <text:p text:style-name="P10"><text:span text:style-name="Strong_20_Emphasis">Nombre del Tipo de Operación</text:span>: Por ejemplo, "Recepción."</text:p>
                </text:list-item>
                <text:list-item>
                  <text:p text:style-name="P10">Configura los parámetros necesarios según tu flujo de trabajo.</text:p>
                </text:list-item>
              </text:list>
            </text:list-item>
            <text:list-item>
              <text:p text:style-name="P9">Guarda los cambios.</text:p>
            </text:list-item>
          </text:list>
        </text:list-item>
      </text:list>
      <text:p text:style-name="Horizontal_20_Line"/>
      <text:h text:style-name="Heading_20_3" text:outline-level="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6:07:47.419704529</meta:creation-date>
    <dc:date>2024-12-09T11:12:16.751120242</dc:date>
    <meta:editing-duration>PT1M10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9" meta:word-count="428" meta:character-count="2512" meta:non-whitespace-character-count="2196"/>
  </office:meta>
</office:document-meta>
</file>